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style:style style:name="P4" style:family="paragraph" style:parent-style-name="Standard">
      <style:paragraph-properties fo:line-height="200%" fo:text-align="start"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30 April 2014</text:p>
      <text:p text:style-name="P3">Project 12 Documentation</text:p>
      <text:p text:style-name="P2"><text:tab/>The order of invocation on constructors starts at the base class. For example, if you were to construct a Student, the Person constructor would be called first and afterwards, the Student constructor. The destructor however, was called backwards. If the destructor of Student was called, then the Student destructor would execute and afterwards, the Person destructor. The reason for this because the destructor is called implicitly, so Person is after Student. On the other hand, the constructor for Person is called explicitly, so it executes before Student. Calling parent functions will work, for instance, calling the setFirstName function on a Student will use the setFirstName function of the parent Person class. However, a Person cannot call a Student's setNsheNumber function. The protected variables of the Person class can be accessed without the use of getters, but from the scope of the main function, they cannot be accessed. Only within the scope of a Person, Student, and Employee object, can the protected variables of a Person be accessed directly. The private variables however, can only be accessed by objects of that same class. A Person cannot access an nsheNumber, a Student cannot access an SSN.</text:p>
      <text:p text:style-name="P2"><text:tab/>The design of the project maintained the absolute minimal project functionality within the classes. I didn't run into any large problems as the project was fairly straight forward. If I had more time I would have liked to overload the insertion operator so that way my main function could be a lot sm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4-30T20:09:15</dc:date>
    <dc:creator>Saharath Kleips</dc:creator>
    <meta:editing-duration>PT43M8S</meta:editing-duration>
    <meta:editing-cycles>11</meta:editing-cycles>
    <meta:generator>LibreOffice/3.5$Linux_X86_64 LibreOffice_project/350m1$Build-2</meta:generator>
    <meta:document-statistic meta:table-count="0" meta:image-count="0" meta:object-count="0" meta:page-count="1" meta:paragraph-count="7" meta:word-count="260" meta:character-count="1613" meta:non-whitespace-character-count="1358"/>
  </office:meta>
</office:document-meta>
</file>